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Window /// Créer le cadre où le jeux va se passer.</text:p>
      <text:p text:style-name="Standard"/>
      <text:p text:style-name="Standard"/>
      <text:p text:style-name="Standard">KeyEvent <text:s/>==&gt; class // or text based movement</text:p>
      <text:p text:style-name="Standard"/>
      <text:p text:style-name="Standard"/>
      <text:p text:style-name="Standard">Class main() to start game !!!</text:p>
      <text:p text:style-name="Standard"/>
      <text:p text:style-name="Standard">See diff libraries o import</text:p>
      <text:p text:style-name="Standard"/>
      <text:p text:style-name="Standard">AWT</text:p>
      <text:p text:style-name="Standard">Canvas</text:p>
      <text:p text:style-name="Standard"/>
      <text:p text:style-name="Standard">Game Loop ?</text:p>
      <text:p text:style-name="Standard"/>
      <text:p text:style-name="Standard">Render !!!</text:p>
      <text:p text:style-name="Standard"/>
      <text:p text:style-name="Standard">Handler to render each element on screen (cf video 2)</text:p>
      <text:p text:style-name="Standard"/>
      <text:p text:style-name="Standard">Render Sprite !!</text:p>
      <text:p text:style-name="Standard"/>
      <text:p text:style-name="Standard">GameObject Handler !!!</text:p>
      <text:p text:style-name="Standard"/>
      <text:p text:style-name="Standard">Render player charcter ==&gt; but as a sprite isntead i guess !!</text:p>
      <text:p text:style-name="Standard"/>
      <text:p text:style-name="Standard"/>
      <text:p text:style-name="Standard">ENUM</text:p>
      <text:p text:style-name="Standard"/>
      <text:p text:style-name="Standard">LibGDX</text:p>
      <text:p text:style-name="Standard"/>
      <text:p text:style-name="Standard">KeyEvent ==&gt; video 3</text:p>
      <text:p text:style-name="Standard"/>
      <text:p text:style-name="Standard">ID ?????</text:p>
      <text:p text:style-name="Standard"/>
      <text:p text:style-name="Standard">collision ==&gt; video 5</text:p>
      <text:p text:style-name="Standard"/>
      <text:p text:style-name="Standard">Do i need ID ????</text:p>
      <text:p text:style-name="Standard"/>
      <text:p text:style-name="Standard">Spawning system / new ennemy ==&lt; video 6</text:p>
      <text:p text:style-name="Standard"/>
      <text:p text:style-name="Standard">ennemyBoss + bullet ==&lt; cf video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</meta:initial-creator>
    <meta:creation-date>2025-11-03T12:39:03.49</meta:creation-date>
    <dc:date>2025-11-05T12:25:42.07</dc:date>
    <dc:creator>bob </dc:creator>
    <meta:editing-duration>PT13H16M57S</meta:editing-duration>
    <meta:editing-cycles>19</meta:editing-cycles>
    <meta:generator>OpenOffice/4.1.15$Win32 OpenOffice.org_project/4115m2$Build-9813</meta:generator>
    <meta:document-statistic meta:table-count="0" meta:image-count="0" meta:object-count="0" meta:page-count="1" meta:paragraph-count="20" meta:word-count="98" meta:character-count="490"/>
  </office:meta>
</office:document-meta>
</file>